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Occasion</text:p>
          </table:table-cell>
          <table:table-cell table:style-name="ce1" office:value-type="string" calcext:value-type="string">
            <text:p>Signature</text:p>
          </table:table-cell>
          <table:table-cell table:style-name="ce1" table:number-columns-repeated="1019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E-Bn: VE 34119/2</text:p>
          </table:table-cell>
          <table:table-cell table:number-columns-repeated="1019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-Bn: VE 1234/2b</text:p>
          </table:table-cell>
          <table:table-cell table:number-columns-repeated="1019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MV-Conc</text:p>
          </table:table-cell>
          <table:table-cell office:value-type="string" calcext:value-type="string">
            <text:p>MEX-Plf: 1330248.09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9:41:33.384960588</meta:creation-date>
    <dc:date>2018-04-13T19:46:14.094731263</dc:date>
    <meta:editing-duration>PT4M41S</meta:editing-duration>
    <meta:editing-cycles>2</meta:editing-cycles>
    <meta:generator>LibreOffice/5.4.6.2$Linux_X86_64 LibreOffice_project/40$Build-2</meta:generator>
    <meta:document-statistic meta:table-count="1" meta:cell-count="20" meta:object-count="0"/>
  </office:meta>
</office:document-meta>
</file>